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650" officeooo:paragraph-rsid="00172650"/>
    </style:style>
    <style:style style:name="P2" style:family="paragraph" style:parent-style-name="Standard">
      <style:text-properties fo:font-weight="bold" officeooo:rsid="00172650" officeooo:paragraph-rsid="00172650" style:font-weight-asian="bold" style:font-weight-complex="bold"/>
    </style:style>
    <style:style style:name="P3" style:family="paragraph" style:parent-style-name="Standard">
      <style:text-properties officeooo:rsid="0018f55d" officeooo:paragraph-rsid="00193d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 features:</text:p>
      <text:p text:style-name="P1"/>
      <text:p text:style-name="P1">1. Fire animation for Vincent DO in the first page</text:p>
      <text:p text:style-name="P1"/>
      <text:p text:style-name="P1">2. Neon color for navigation items which can be clicked.</text:p>
      <text:p text:style-name="P1"/>
      <text:p text:style-name="P1">3. Animations when hovering over project images.</text:p>
      <text:p text:style-name="P1"/>
      <text:p text:style-name="P3">4. Clicking on navigation items automatically leads to the corresponding sections.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23:51:47.103395725</meta:creation-date>
    <dc:date>2019-04-29T23:55:13.888695847</dc:date>
    <meta:editing-duration>PT3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0" meta:character-count="248" meta:non-whitespace-character-count="212"/>
  </office:meta>
</office:document-meta>
</file>